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B0000001A7EDE669C95512C43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889cm"/>
    </style:style>
    <style:style style:name="gr3" style:family="graphic" style:parent-style-name="standard">
      <style:graphic-properties svg:stroke-width="0.102cm" svg:stroke-color="#000000" draw:marker-start-width="0.509cm" draw:marker-end-width="0.509cm" draw:fill="none" draw:textarea-horizontal-align="justify" draw:textarea-vertical-align="middle" draw:auto-grow-height="false" fo:padding-top="0.176cm" fo:padding-bottom="0.176cm" fo:padding-left="0.301cm" fo:padding-right="0.301cm"/>
    </style:style>
    <style:style style:name="gr4" style:family="graphic" style:parent-style-name="standard">
      <style:graphic-properties draw:stroke="none" svg:stroke-color="#000000" draw:fill="none" draw:fill-color="#ffffff" fo:min-height="0.893cm"/>
    </style:style>
    <style:style style:name="gr5" style:family="graphic" style:parent-style-name="standard">
      <style:graphic-properties draw:stroke="dash" draw:stroke-dash="Fine_20_Dashed" svg:stroke-width="0.102cm" svg:stroke-color="#000000" draw:marker-start-width="0.509cm" draw:marker-end-width="0.509cm" draw:fill="none" draw:textarea-horizontal-align="justify" draw:textarea-vertical-align="middle" draw:auto-grow-height="false" fo:padding-top="0.176cm" fo:padding-bottom="0.176cm" fo:padding-left="0.301cm" fo:padding-right="0.301cm"/>
    </style:style>
    <style:style style:name="gr6" style:family="graphic" style:parent-style-name="standard">
      <style:graphic-properties svg:stroke-width="0.102cm" svg:stroke-color="#000000" draw:marker-start-width="0.509cm" draw:marker-end-width="0.509cm" draw:fill="none" draw:textarea-horizontal-align="justify" draw:textarea-vertical-align="middle" draw:auto-grow-height="false" fo:min-height="1.482cm" fo:min-width="16.98cm" fo:padding-top="0.176cm" fo:padding-bottom="0.176cm" fo:padding-left="0.301cm" fo:padding-right="0.301cm"/>
    </style:style>
    <style:style style:name="gr7" style:family="graphic" style:parent-style-name="standard">
      <style:graphic-properties svg:stroke-width="0.102cm" svg:stroke-color="#000000" draw:marker-start-width="0.509cm" draw:marker-end-width="0.509cm" draw:fill="none" draw:textarea-horizontal-align="justify" draw:textarea-vertical-align="middle" draw:auto-grow-height="false" fo:min-height="1.482cm" fo:min-width="3.899cm" fo:padding-top="0.176cm" fo:padding-bottom="0.176cm" fo:padding-left="0.301cm" fo:padding-right="0.301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029cm" svg:height="1.887cm" svg:x="4.91cm" svg:y="5.448cm">
          <draw:image xlink:href="Pictures/10000201000000B0000001A7EDE669C95512C43D.png" xlink:type="simple" xlink:show="embed" xlink:actuate="onLoad">
            <text:p/>
          </draw:image>
        </draw:frame>
        <draw:frame draw:style-name="gr1" draw:text-style-name="P1" draw:layer="layout" svg:width="1.029cm" svg:height="1.887cm" svg:x="4.911cm" svg:y="7.749cm">
          <draw:image xlink:href="Pictures/10000201000000B0000001A7EDE669C95512C43D.png" xlink:type="simple" xlink:show="embed" xlink:actuate="onLoad">
            <text:p/>
          </draw:image>
        </draw:frame>
        <draw:frame draw:style-name="gr1" draw:text-style-name="P1" draw:layer="layout" svg:width="1.029cm" svg:height="1.887cm" svg:x="4.911cm" svg:y="10.049cm">
          <draw:image xlink:href="Pictures/10000201000000B0000001A7EDE669C95512C43D.png" xlink:type="simple" xlink:show="embed" xlink:actuate="onLoad">
            <text:p/>
          </draw:image>
        </draw:frame>
        <draw:frame draw:style-name="gr1" draw:text-style-name="P1" draw:layer="layout" svg:width="1.029cm" svg:height="1.887cm" svg:x="4.91cm" svg:y="12.176cm">
          <draw:image xlink:href="Pictures/10000201000000B0000001A7EDE669C95512C43D.png" xlink:type="simple" xlink:show="embed" xlink:actuate="onLoad">
            <text:p/>
          </draw:image>
        </draw:frame>
        <draw:frame draw:style-name="gr1" draw:text-style-name="P1" draw:layer="layout" svg:width="1.029cm" svg:height="1.887cm" svg:x="4.911cm" svg:y="14.477cm">
          <draw:image xlink:href="Pictures/10000201000000B0000001A7EDE669C95512C43D.png" xlink:type="simple" xlink:show="embed" xlink:actuate="onLoad">
            <text:p/>
          </draw:image>
        </draw:frame>
        <draw:frame draw:style-name="gr1" draw:text-style-name="P1" draw:layer="layout" svg:width="1.029cm" svg:height="1.887cm" svg:x="4.911cm" svg:y="16.677cm">
          <draw:image xlink:href="Pictures/10000201000000B0000001A7EDE669C95512C43D.png" xlink:type="simple" xlink:show="embed" xlink:actuate="onLoad">
            <text:p/>
          </draw:image>
        </draw:frame>
        <draw:frame draw:style-name="gr1" draw:text-style-name="P1" draw:layer="layout" svg:width="1.029cm" svg:height="1.887cm" svg:x="4.91cm" svg:y="3.289cm">
          <draw:image xlink:href="Pictures/10000201000000B0000001A7EDE669C95512C43D.png" xlink:type="simple" xlink:show="embed" xlink:actuate="onLoad">
            <text:p/>
          </draw:image>
        </draw:frame>
        <draw:frame draw:style-name="gr2" draw:text-style-name="P2" draw:layer="layout" svg:width="1.905cm" svg:height="1.139cm" svg:x="5.653cm" svg:y="4.428cm">
          <draw:text-box>
            <text:p><text:span text:style-name="T1">PO</text:span></text:p>
          </draw:text-box>
        </draw:frame>
        <draw:frame draw:style-name="gr2" draw:text-style-name="P2" draw:layer="layout" svg:width="1.905cm" svg:height="1.139cm" svg:x="5.654cm" svg:y="6.529cm">
          <draw:text-box>
            <text:p><text:span text:style-name="T1">SM</text:span></text:p>
          </draw:text-box>
        </draw:frame>
        <draw:frame draw:style-name="gr2" draw:text-style-name="P2" draw:layer="layout" svg:width="1.905cm" svg:height="1.139cm" svg:x="5.654cm" svg:y="8.829cm">
          <draw:text-box>
            <text:p><text:span text:style-name="T1">Dev</text:span></text:p>
          </draw:text-box>
        </draw:frame>
        <draw:frame draw:style-name="gr2" draw:text-style-name="P2" draw:layer="layout" svg:width="1.905cm" svg:height="1.139cm" svg:x="5.655cm" svg:y="11.13cm">
          <draw:text-box>
            <text:p><text:span text:style-name="T1">Dev</text:span></text:p>
          </draw:text-box>
        </draw:frame>
        <draw:frame draw:style-name="gr2" draw:text-style-name="P2" draw:layer="layout" svg:width="1.905cm" svg:height="1.139cm" svg:x="5.655cm" svg:y="13.23cm">
          <draw:text-box>
            <text:p><text:span text:style-name="T1">Dev</text:span></text:p>
          </draw:text-box>
        </draw:frame>
        <draw:frame draw:style-name="gr2" draw:text-style-name="P2" draw:layer="layout" svg:width="1.905cm" svg:height="1.139cm" svg:x="5.655cm" svg:y="15.53cm">
          <draw:text-box>
            <text:p><text:span text:style-name="T1">Dev</text:span></text:p>
          </draw:text-box>
        </draw:frame>
        <draw:frame draw:style-name="gr2" draw:text-style-name="P2" draw:layer="layout" svg:width="1.905cm" svg:height="1.139cm" svg:x="5.655cm" svg:y="17.73cm">
          <draw:text-box>
            <text:p><text:span text:style-name="T1">Dev</text:span></text:p>
          </draw:text-box>
        </draw:frame>
        <draw:frame draw:style-name="gr1" draw:text-style-name="P1" draw:layer="layout" svg:width="1.029cm" svg:height="1.887cm" svg:x="9.71cm" svg:y="5.448cm">
          <draw:image xlink:href="Pictures/10000201000000B0000001A7EDE669C95512C43D.png" xlink:type="simple" xlink:show="embed" xlink:actuate="onLoad">
            <text:p/>
          </draw:image>
        </draw:frame>
        <draw:frame draw:style-name="gr1" draw:text-style-name="P1" draw:layer="layout" svg:width="1.029cm" svg:height="1.887cm" svg:x="9.711cm" svg:y="7.749cm">
          <draw:image xlink:href="Pictures/10000201000000B0000001A7EDE669C95512C43D.png" xlink:type="simple" xlink:show="embed" xlink:actuate="onLoad">
            <text:p/>
          </draw:image>
        </draw:frame>
        <draw:frame draw:style-name="gr1" draw:text-style-name="P1" draw:layer="layout" svg:width="1.029cm" svg:height="1.887cm" svg:x="9.711cm" svg:y="10.049cm">
          <draw:image xlink:href="Pictures/10000201000000B0000001A7EDE669C95512C43D.png" xlink:type="simple" xlink:show="embed" xlink:actuate="onLoad">
            <text:p/>
          </draw:image>
        </draw:frame>
        <draw:frame draw:style-name="gr1" draw:text-style-name="P1" draw:layer="layout" svg:width="1.029cm" svg:height="1.887cm" svg:x="9.71cm" svg:y="12.176cm">
          <draw:image xlink:href="Pictures/10000201000000B0000001A7EDE669C95512C43D.png" xlink:type="simple" xlink:show="embed" xlink:actuate="onLoad">
            <text:p/>
          </draw:image>
        </draw:frame>
        <draw:frame draw:style-name="gr1" draw:text-style-name="P1" draw:layer="layout" svg:width="1.029cm" svg:height="1.887cm" svg:x="9.711cm" svg:y="14.477cm">
          <draw:image xlink:href="Pictures/10000201000000B0000001A7EDE669C95512C43D.png" xlink:type="simple" xlink:show="embed" xlink:actuate="onLoad">
            <text:p/>
          </draw:image>
        </draw:frame>
        <draw:frame draw:style-name="gr1" draw:text-style-name="P1" draw:layer="layout" svg:width="1.029cm" svg:height="1.887cm" svg:x="9.711cm" svg:y="16.677cm">
          <draw:image xlink:href="Pictures/10000201000000B0000001A7EDE669C95512C43D.png" xlink:type="simple" xlink:show="embed" xlink:actuate="onLoad">
            <text:p/>
          </draw:image>
        </draw:frame>
        <draw:frame draw:style-name="gr1" draw:text-style-name="P1" draw:layer="layout" svg:width="1.029cm" svg:height="1.887cm" svg:x="9.71cm" svg:y="3.289cm">
          <draw:image xlink:href="Pictures/10000201000000B0000001A7EDE669C95512C43D.png" xlink:type="simple" xlink:show="embed" xlink:actuate="onLoad">
            <text:p/>
          </draw:image>
        </draw:frame>
        <draw:frame draw:style-name="gr2" draw:text-style-name="P2" draw:layer="layout" svg:width="1.905cm" svg:height="1.139cm" svg:x="10.453cm" svg:y="4.428cm">
          <draw:text-box>
            <text:p><text:span text:style-name="T1">PO</text:span></text:p>
          </draw:text-box>
        </draw:frame>
        <draw:frame draw:style-name="gr2" draw:text-style-name="P2" draw:layer="layout" svg:width="1.905cm" svg:height="1.139cm" svg:x="10.454cm" svg:y="6.529cm">
          <draw:text-box>
            <text:p><text:span text:style-name="T1">SM</text:span></text:p>
          </draw:text-box>
        </draw:frame>
        <draw:frame draw:style-name="gr2" draw:text-style-name="P2" draw:layer="layout" svg:width="1.905cm" svg:height="1.139cm" svg:x="10.454cm" svg:y="8.829cm">
          <draw:text-box>
            <text:p><text:span text:style-name="T1">Dev</text:span></text:p>
          </draw:text-box>
        </draw:frame>
        <draw:frame draw:style-name="gr2" draw:text-style-name="P2" draw:layer="layout" svg:width="1.905cm" svg:height="1.139cm" svg:x="10.455cm" svg:y="11.13cm">
          <draw:text-box>
            <text:p><text:span text:style-name="T1">Dev</text:span></text:p>
          </draw:text-box>
        </draw:frame>
        <draw:frame draw:style-name="gr2" draw:text-style-name="P2" draw:layer="layout" svg:width="1.905cm" svg:height="1.139cm" svg:x="10.455cm" svg:y="13.23cm">
          <draw:text-box>
            <text:p><text:span text:style-name="T1">Dev</text:span></text:p>
          </draw:text-box>
        </draw:frame>
        <draw:frame draw:style-name="gr2" draw:text-style-name="P2" draw:layer="layout" svg:width="1.905cm" svg:height="1.139cm" svg:x="10.455cm" svg:y="15.53cm">
          <draw:text-box>
            <text:p><text:span text:style-name="T1">Dev</text:span></text:p>
          </draw:text-box>
        </draw:frame>
        <draw:frame draw:style-name="gr2" draw:text-style-name="P2" draw:layer="layout" svg:width="1.905cm" svg:height="1.139cm" svg:x="10.455cm" svg:y="17.73cm">
          <draw:text-box>
            <text:p><text:span text:style-name="T1">Dev</text:span></text:p>
          </draw:text-box>
        </draw:frame>
        <draw:frame draw:style-name="gr1" draw:text-style-name="P1" draw:layer="layout" svg:width="1.029cm" svg:height="1.887cm" svg:x="14.41cm" svg:y="5.448cm">
          <draw:image xlink:href="Pictures/10000201000000B0000001A7EDE669C95512C43D.png" xlink:type="simple" xlink:show="embed" xlink:actuate="onLoad">
            <text:p/>
          </draw:image>
        </draw:frame>
        <draw:frame draw:style-name="gr1" draw:text-style-name="P1" draw:layer="layout" svg:width="1.029cm" svg:height="1.887cm" svg:x="14.411cm" svg:y="7.749cm">
          <draw:image xlink:href="Pictures/10000201000000B0000001A7EDE669C95512C43D.png" xlink:type="simple" xlink:show="embed" xlink:actuate="onLoad">
            <text:p/>
          </draw:image>
        </draw:frame>
        <draw:frame draw:style-name="gr1" draw:text-style-name="P1" draw:layer="layout" svg:width="1.029cm" svg:height="1.887cm" svg:x="14.411cm" svg:y="10.049cm">
          <draw:image xlink:href="Pictures/10000201000000B0000001A7EDE669C95512C43D.png" xlink:type="simple" xlink:show="embed" xlink:actuate="onLoad">
            <text:p/>
          </draw:image>
        </draw:frame>
        <draw:frame draw:style-name="gr1" draw:text-style-name="P1" draw:layer="layout" svg:width="1.029cm" svg:height="1.887cm" svg:x="14.41cm" svg:y="12.176cm">
          <draw:image xlink:href="Pictures/10000201000000B0000001A7EDE669C95512C43D.png" xlink:type="simple" xlink:show="embed" xlink:actuate="onLoad">
            <text:p/>
          </draw:image>
        </draw:frame>
        <draw:frame draw:style-name="gr1" draw:text-style-name="P1" draw:layer="layout" svg:width="1.029cm" svg:height="1.887cm" svg:x="14.411cm" svg:y="14.477cm">
          <draw:image xlink:href="Pictures/10000201000000B0000001A7EDE669C95512C43D.png" xlink:type="simple" xlink:show="embed" xlink:actuate="onLoad">
            <text:p/>
          </draw:image>
        </draw:frame>
        <draw:frame draw:style-name="gr1" draw:text-style-name="P1" draw:layer="layout" svg:width="1.029cm" svg:height="1.887cm" svg:x="14.411cm" svg:y="16.677cm">
          <draw:image xlink:href="Pictures/10000201000000B0000001A7EDE669C95512C43D.png" xlink:type="simple" xlink:show="embed" xlink:actuate="onLoad">
            <text:p/>
          </draw:image>
        </draw:frame>
        <draw:frame draw:style-name="gr1" draw:text-style-name="P1" draw:layer="layout" svg:width="1.029cm" svg:height="1.887cm" svg:x="14.41cm" svg:y="3.289cm">
          <draw:image xlink:href="Pictures/10000201000000B0000001A7EDE669C95512C43D.png" xlink:type="simple" xlink:show="embed" xlink:actuate="onLoad">
            <text:p/>
          </draw:image>
        </draw:frame>
        <draw:frame draw:style-name="gr2" draw:text-style-name="P2" draw:layer="layout" svg:width="1.905cm" svg:height="1.139cm" svg:x="15.153cm" svg:y="4.428cm">
          <draw:text-box>
            <text:p><text:span text:style-name="T1">PO</text:span></text:p>
          </draw:text-box>
        </draw:frame>
        <draw:frame draw:style-name="gr2" draw:text-style-name="P2" draw:layer="layout" svg:width="1.905cm" svg:height="1.139cm" svg:x="15.154cm" svg:y="6.529cm">
          <draw:text-box>
            <text:p><text:span text:style-name="T1">SM</text:span></text:p>
          </draw:text-box>
        </draw:frame>
        <draw:frame draw:style-name="gr2" draw:text-style-name="P2" draw:layer="layout" svg:width="1.905cm" svg:height="1.139cm" svg:x="15.154cm" svg:y="8.829cm">
          <draw:text-box>
            <text:p><text:span text:style-name="T1">Dev</text:span></text:p>
          </draw:text-box>
        </draw:frame>
        <draw:frame draw:style-name="gr2" draw:text-style-name="P2" draw:layer="layout" svg:width="1.905cm" svg:height="1.139cm" svg:x="15.155cm" svg:y="11.13cm">
          <draw:text-box>
            <text:p><text:span text:style-name="T1">Dev</text:span></text:p>
          </draw:text-box>
        </draw:frame>
        <draw:frame draw:style-name="gr2" draw:text-style-name="P2" draw:layer="layout" svg:width="1.905cm" svg:height="1.139cm" svg:x="15.155cm" svg:y="13.23cm">
          <draw:text-box>
            <text:p><text:span text:style-name="T1">Dev</text:span></text:p>
          </draw:text-box>
        </draw:frame>
        <draw:frame draw:style-name="gr2" draw:text-style-name="P2" draw:layer="layout" svg:width="1.905cm" svg:height="1.139cm" svg:x="15.155cm" svg:y="15.53cm">
          <draw:text-box>
            <text:p><text:span text:style-name="T1">Dev</text:span></text:p>
          </draw:text-box>
        </draw:frame>
        <draw:frame draw:style-name="gr2" draw:text-style-name="P2" draw:layer="layout" svg:width="1.905cm" svg:height="1.139cm" svg:x="15.155cm" svg:y="17.73cm">
          <draw:text-box>
            <text:p><text:span text:style-name="T1">Dev</text:span></text:p>
          </draw:text-box>
        </draw:frame>
        <draw:custom-shape draw:style-name="gr3" draw:text-style-name="P3" draw:layer="layout" svg:width="23.114cm" svg:height="2.032cm" svg:x="3.54cm" svg:y="3.2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2" draw:layer="layout" svg:width="6.35cm" svg:height="1.143cm" svg:x="18.78cm" svg:y="3.921cm">
          <draw:text-box>
            <text:p><text:span text:style-name="T1">PO Community</text:span></text:p>
          </draw:text-box>
        </draw:frame>
        <draw:frame draw:style-name="gr1" draw:text-style-name="P1" draw:layer="layout" svg:width="1.029cm" svg:height="1.887cm" svg:x="4.91cm" svg:y="5.448cm">
          <draw:image xlink:href="Pictures/10000201000000B0000001A7EDE669C95512C43D.png" xlink:type="simple" xlink:show="embed" xlink:actuate="onLoad">
            <text:p/>
          </draw:image>
        </draw:frame>
        <draw:frame draw:style-name="gr1" draw:text-style-name="P1" draw:layer="layout" svg:width="1.029cm" svg:height="1.887cm" svg:x="4.911cm" svg:y="7.749cm">
          <draw:image xlink:href="Pictures/10000201000000B0000001A7EDE669C95512C43D.png" xlink:type="simple" xlink:show="embed" xlink:actuate="onLoad">
            <text:p/>
          </draw:image>
        </draw:frame>
        <draw:frame draw:style-name="gr1" draw:text-style-name="P1" draw:layer="layout" svg:width="1.029cm" svg:height="1.887cm" svg:x="4.911cm" svg:y="10.049cm">
          <draw:image xlink:href="Pictures/10000201000000B0000001A7EDE669C95512C43D.png" xlink:type="simple" xlink:show="embed" xlink:actuate="onLoad">
            <text:p/>
          </draw:image>
        </draw:frame>
        <draw:frame draw:style-name="gr1" draw:text-style-name="P1" draw:layer="layout" svg:width="1.029cm" svg:height="1.887cm" svg:x="4.91cm" svg:y="12.176cm">
          <draw:image xlink:href="Pictures/10000201000000B0000001A7EDE669C95512C43D.png" xlink:type="simple" xlink:show="embed" xlink:actuate="onLoad">
            <text:p/>
          </draw:image>
        </draw:frame>
        <draw:frame draw:style-name="gr1" draw:text-style-name="P1" draw:layer="layout" svg:width="1.029cm" svg:height="1.887cm" svg:x="4.911cm" svg:y="14.477cm">
          <draw:image xlink:href="Pictures/10000201000000B0000001A7EDE669C95512C43D.png" xlink:type="simple" xlink:show="embed" xlink:actuate="onLoad">
            <text:p/>
          </draw:image>
        </draw:frame>
        <draw:frame draw:style-name="gr1" draw:text-style-name="P1" draw:layer="layout" svg:width="1.029cm" svg:height="1.887cm" svg:x="4.911cm" svg:y="16.677cm">
          <draw:image xlink:href="Pictures/10000201000000B0000001A7EDE669C95512C43D.png" xlink:type="simple" xlink:show="embed" xlink:actuate="onLoad">
            <text:p/>
          </draw:image>
        </draw:frame>
        <draw:frame draw:style-name="gr1" draw:text-style-name="P1" draw:layer="layout" svg:width="1.029cm" svg:height="1.887cm" svg:x="4.91cm" svg:y="3.289cm">
          <draw:image xlink:href="Pictures/10000201000000B0000001A7EDE669C95512C43D.png" xlink:type="simple" xlink:show="embed" xlink:actuate="onLoad">
            <text:p/>
          </draw:image>
        </draw:frame>
        <draw:frame draw:style-name="gr2" draw:text-style-name="P2" draw:layer="layout" svg:width="1.905cm" svg:height="1.139cm" svg:x="5.653cm" svg:y="4.428cm">
          <draw:text-box>
            <text:p><text:span text:style-name="T1">PO</text:span></text:p>
          </draw:text-box>
        </draw:frame>
        <draw:frame draw:style-name="gr2" draw:text-style-name="P2" draw:layer="layout" svg:width="1.905cm" svg:height="1.139cm" svg:x="5.654cm" svg:y="6.529cm">
          <draw:text-box>
            <text:p><text:span text:style-name="T1">SM</text:span></text:p>
          </draw:text-box>
        </draw:frame>
        <draw:frame draw:style-name="gr2" draw:text-style-name="P2" draw:layer="layout" svg:width="1.905cm" svg:height="1.139cm" svg:x="5.654cm" svg:y="8.829cm">
          <draw:text-box>
            <text:p><text:span text:style-name="T1">Dev</text:span></text:p>
          </draw:text-box>
        </draw:frame>
        <draw:frame draw:style-name="gr2" draw:text-style-name="P2" draw:layer="layout" svg:width="1.905cm" svg:height="1.139cm" svg:x="5.655cm" svg:y="11.13cm">
          <draw:text-box>
            <text:p><text:span text:style-name="T1">Dev</text:span></text:p>
          </draw:text-box>
        </draw:frame>
        <draw:frame draw:style-name="gr2" draw:text-style-name="P2" draw:layer="layout" svg:width="1.905cm" svg:height="1.139cm" svg:x="5.655cm" svg:y="13.23cm">
          <draw:text-box>
            <text:p><text:span text:style-name="T1">Dev</text:span></text:p>
          </draw:text-box>
        </draw:frame>
        <draw:frame draw:style-name="gr2" draw:text-style-name="P2" draw:layer="layout" svg:width="1.905cm" svg:height="1.139cm" svg:x="5.655cm" svg:y="15.53cm">
          <draw:text-box>
            <text:p><text:span text:style-name="T1">Dev</text:span></text:p>
          </draw:text-box>
        </draw:frame>
        <draw:frame draw:style-name="gr2" draw:text-style-name="P2" draw:layer="layout" svg:width="1.905cm" svg:height="1.139cm" svg:x="5.655cm" svg:y="17.73cm">
          <draw:text-box>
            <text:p><text:span text:style-name="T1">Dev</text:span></text:p>
          </draw:text-box>
        </draw:frame>
        <draw:custom-shape draw:style-name="gr3" draw:text-style-name="P3" draw:layer="layout" svg:width="23.114cm" svg:height="2.032cm" svg:x="3.54cm" svg:y="5.5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2" draw:layer="layout" svg:width="6.35cm" svg:height="1.143cm" svg:x="18.78cm" svg:y="5.826cm">
          <draw:text-box>
            <text:p><text:span text:style-name="T1">SM Community</text:span></text:p>
          </draw:text-box>
        </draw:frame>
        <draw:custom-shape draw:style-name="gr3" draw:text-style-name="P3" draw:layer="layout" svg:width="23.114cm" svg:height="2.032cm" svg:x="3.54cm" svg:y="7.77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2" draw:layer="layout" svg:width="6.35cm" svg:height="1.143cm" svg:x="18.78cm" svg:y="8.227cm">
          <draw:text-box>
            <text:p><text:span text:style-name="T1">FE Community</text:span></text:p>
          </draw:text-box>
        </draw:frame>
        <draw:custom-shape draw:style-name="gr3" draw:text-style-name="P3" draw:layer="layout" svg:width="23.114cm" svg:height="2.032cm" svg:x="3.541cm" svg:y="9.9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2" draw:layer="layout" svg:width="6.35cm" svg:height="1.143cm" svg:x="18.78cm" svg:y="10.428cm">
          <draw:text-box>
            <text:p><text:span text:style-name="T1">BE Community</text:span></text:p>
          </draw:text-box>
        </draw:frame>
        <draw:custom-shape draw:style-name="gr3" draw:text-style-name="P3" draw:layer="layout" svg:width="23.114cm" svg:height="2.032cm" svg:x="3.542cm" svg:y="16.5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2" draw:layer="layout" svg:width="7.62cm" svg:height="1.143cm" svg:x="18.78cm" svg:y="12.684cm">
          <draw:text-box>
            <text:p><text:span text:style-name="T1">Continuous Delivery</text:span></text:p>
          </draw:text-box>
        </draw:frame>
        <draw:frame draw:style-name="gr4" draw:text-style-name="P2" draw:layer="layout" svg:width="7.62cm" svg:height="1.143cm" svg:x="18.907cm" svg:y="17.256cm">
          <draw:text-box>
            <text:p><text:span text:style-name="T1">Other Community</text:span></text:p>
          </draw:text-box>
        </draw:frame>
        <draw:custom-shape draw:style-name="gr5" draw:text-style-name="P3" draw:layer="layout" svg:width="2.921cm" svg:height="17.399cm" svg:x="4.529cm" svg:y="1.6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2" draw:layer="layout" svg:width="2.921cm" svg:height="1.143cm" svg:x="4.529cm" svg:y="1.708cm">
          <draw:text-box>
            <text:p><text:span text:style-name="T1">Team 1</text:span></text:p>
          </draw:text-box>
        </draw:frame>
        <draw:frame draw:style-name="gr4" draw:text-style-name="P2" draw:layer="layout" svg:width="2.921cm" svg:height="1.143cm" svg:x="9.53cm" svg:y="1.709cm">
          <draw:text-box>
            <text:p><text:span text:style-name="T1">Team 2</text:span></text:p>
          </draw:text-box>
        </draw:frame>
        <draw:frame draw:style-name="gr4" draw:text-style-name="P2" draw:layer="layout" svg:width="2.921cm" svg:height="1.143cm" svg:x="14.23cm" svg:y="1.709cm">
          <draw:text-box>
            <text:p><text:span text:style-name="T1">Team n</text:span></text:p>
          </draw:text-box>
        </draw:frame>
        <draw:custom-shape draw:style-name="gr5" draw:text-style-name="P3" draw:layer="layout" svg:width="2.921cm" svg:height="17.399cm" svg:x="9.429cm" svg:y="1.6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2.921cm" svg:height="17.399cm" svg:x="14.229cm" svg:y="1.6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17.78cm" svg:height="2.032cm" svg:x="8.747cm" svg:y="12.17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draw:layer="layout" svg:width="4.699cm" svg:height="2.032cm" svg:x="8.747cm" svg:y="14.3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06T15:34:43.157643024</meta:creation-date>
    <dc:date>2017-12-02T16:41:15.778517329</dc:date>
    <meta:editing-duration>PT19M28S</meta:editing-duration>
    <meta:editing-cycles>2</meta:editing-cycles>
    <meta:generator>LibreOffice/5.1.4.2$Linux_X86_64 LibreOffice_project/10m0$Build-2</meta:generator>
    <meta:document-statistic meta:object-count="75"/>
  </office:meta>
</office:document-meta>
</file>